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25" style:family="graphic">
      <style:graphic-properties draw:ole-draw-aspect="1"/>
    </style:style>
    <style:style style:name="gr26" style:family="graphic">
      <style:graphic-properties style:protect="size"/>
    </style:style>
    <style:style style:name="gr3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="hidden"/>
    </style:style>
    <style:style style:name="pr5" style:family="presentation" style:parent-style-name="PptxTemplate_5f_new1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27" style:family="presentation" style:parent-style-name="PptxTemplate_5f_new1-notes">
      <style:graphic-properties draw:stroke="none" draw:fill="none" draw:fill-color="#ffffff" draw:textarea-horizontal-align="left" draw:textarea-vertical-align="top" draw:auto-grow-height="true" fo:min-height="11.432cm" fo:wrap-option="wrap" draw:shadow="hidden"/>
    </style:style>
    <style:style style:name="co7" style:family="table-column">
      <style:table-column-properties style:column-width="1.04cm" style:use-optimal-column-width="false"/>
    </style:style>
    <style:style style:name="co8" style:family="table-column">
      <style:table-column-properties style:column-width="8.395cm" style:use-optimal-column-width="false"/>
    </style:style>
    <style:style style:name="co9" style:family="table-column">
      <style:table-column-properties style:column-width="3.763cm" style:use-optimal-column-width="false"/>
    </style:style>
    <style:style style:name="co10" style:family="table-column">
      <style:table-column-properties style:column-width="2.911cm" style:use-optimal-column-width="false"/>
    </style:style>
    <style:style style:name="ro11" style:family="table-row">
      <style:table-row-properties style:row-height="0.937cm"/>
    </style:style>
    <style:style style:name="ce12" style:family="table-cell">
      <style:graphic-properties draw:fill="solid" draw:fill-color="#4f81bd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  <style:text-properties fo:font-size="16pt" fo:font-weight="normal" style:font-size-asian="16pt" style:font-weight-asian="normal" style:font-size-complex="16pt" style:font-weight-complex="normal"/>
    </style:style>
    <style:style style:name="ce15" style:family="table-cell">
      <style:graphic-properties draw:fill="solid" draw:fill-color="#4f81bd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  <style:text-properties fo:font-size="16pt" fo:font-weight="normal" style:font-size-asian="16pt" style:font-weight-asian="normal" style:font-size-complex="16pt" style:font-weight-complex="normal"/>
    </style:style>
    <style:style style:name="ce17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/>
      <style:text-properties fo:font-size="16pt" fo:font-weight="normal" style:font-size-asian="16pt" style:font-weight-asian="normal" style:font-size-complex="16pt" style:font-weight-complex="normal"/>
    </style:style>
    <style:style style:name="ce20" style:family="table-cell">
      <style:graphic-properties draw:fill="solid" draw:fill-color="#d0d8e8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/>
      <style:text-properties fo:font-size="16pt" fo:font-weight="normal" style:font-size-asian="16pt" style:font-weight-asian="normal" style:font-size-complex="16pt" style:font-weight-complex="normal"/>
    </style:style>
    <style:style style:name="ce21" style:family="table-cell">
      <style:graphic-properties draw:fill="solid" draw:fill-color="#e9edf4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text-indent="0cm" style:border-line-width="0.008cm 0cm 0.008cm" fo:border="0.008cm solid #ffffff"/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>
      <style:graphic-properties draw:fill="solid" draw:fill-color="#e9edf4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text-align="center" fo:text-indent="0cm" style:border-line-width="0.008cm 0cm 0.008cm" fo:border="0.008cm solid #ffffff"/>
      <style:text-properties fo:font-size="16pt" fo:font-weight="normal" style:font-size-asian="16pt" style:font-weight-asian="normal" style:font-size-complex="16pt" style:font-weight-complex="normal"/>
    </style:style>
    <style:style style:name="ce23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text-indent="0cm" style:border-line-width="0.008cm 0cm 0.008cm" fo:border="0.008cm solid #ffffff"/>
      <style:text-properties fo:font-size="16pt" fo:font-weight="normal" style:font-size-asian="16pt" style:font-weight-asian="normal" style:font-size-complex="16pt" style:font-weight-complex="normal"/>
    </style:style>
    <style:style style:name="ce24" style:family="table-cell">
      <style:graphic-properties draw:fill="solid" draw:fill-color="#d0d8e8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text-align="center" fo:text-indent="0cm" style:border-line-width="0.008cm 0cm 0.008cm" fo:border="0.008cm solid #ffffff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style:paragraph-properties fo:margin-left="0cm" fo:margin-right="0cm" fo:text-indent="0cm"/>
    </style:style>
    <style:style style:name="P6" style:family="paragraph">
      <style:paragraph-properties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text-indent="0cm"/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>
      <style:paragraph-properties fo:margin-left="0cm" fo:margin-right="0cm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28" style:family="paragraph">
      <style:paragraph-properties style:punctuation-wrap="hanging" style:line-break="strict" style:writing-mode="lr-tb"/>
    </style:style>
    <style:style style:name="P29" style:family="paragraph">
      <style:paragraph-properties fo:margin-left="0cm" fo:margin-right="0cm" fo:text-align="end" fo:text-indent="0cm"/>
    </style:style>
    <style:style style:name="T4" style:family="text">
      <style:text-properties fo:language="en" fo:country="US" style:language-asian="zh" style:country-asian="CN"/>
    </style:style>
    <style:style style:name="T14" style:family="text">
      <style:text-properties fo:color="#ffffff" fo:font-size="16pt" fo:language="en" fo:country="US" fo:font-weight="normal" style:font-size-asian="16pt" style:language-asian="zh" style:country-asian="CN" style:font-weight-asian="normal" style:font-size-complex="16pt" style:font-weight-complex="normal"/>
    </style:style>
    <style:style style:name="T18" style:family="text">
      <style:text-properties fo:color="#000000" fo:font-size="16pt" fo:language="en" fo:country="US" fo:font-weight="normal" style:font-size-asian="16pt" style:language-asian="zh" style:country-asian="CN" style:font-weight-asian="normal" style:font-size-complex="16pt" style:font-weight-complex="normal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font-size="12pt" fo:language="en" fo:country="US" style:font-size-asian="12pt" style:language-asian="zh" style:country-asian="CN" style:font-size-complex="12pt"/>
    </style:style>
    <text:list-style style:name="L4382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82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4382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4382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5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9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82" style:family="graphic">
      <style:graphic-properties draw:ole-draw-aspect="1"/>
    </style:style>
    <style:style style:name="gr83" style:family="graphic">
      <style:graphic-properties style:protect="size"/>
    </style:style>
    <style:style style:name="gr88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="hidden"/>
    </style:style>
    <style:style style:name="pr62" style:family="presentation" style:parent-style-name="PptxTemplate_5f_new1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84" style:family="presentation" style:parent-style-name="PptxTemplate_5f_new1-notes">
      <style:graphic-properties draw:stroke="none" draw:fill="none" draw:fill-color="#ffffff" draw:textarea-horizontal-align="left" draw:textarea-vertical-align="top" draw:auto-grow-height="true" fo:min-height="11.432cm" fo:wrap-option="wrap" draw:shadow="hidden"/>
    </style:style>
    <style:style style:name="co64" style:family="table-column">
      <style:table-column-properties style:column-width="1.04cm" style:use-optimal-column-width="false"/>
    </style:style>
    <style:style style:name="co65" style:family="table-column">
      <style:table-column-properties style:column-width="8.395cm" style:use-optimal-column-width="false"/>
    </style:style>
    <style:style style:name="co66" style:family="table-column">
      <style:table-column-properties style:column-width="3.763cm" style:use-optimal-column-width="false"/>
    </style:style>
    <style:style style:name="co67" style:family="table-column">
      <style:table-column-properties style:column-width="2.911cm" style:use-optimal-column-width="false"/>
    </style:style>
    <style:style style:name="ro68" style:family="table-row">
      <style:table-row-properties style:row-height="0.937cm"/>
    </style:style>
    <style:style style:name="ce69" style:family="table-cell">
      <style:graphic-properties draw:fill="solid" draw:fill-color="#4f81bd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  <style:text-properties fo:font-size="16pt" fo:font-weight="normal" style:font-size-asian="16pt" style:font-weight-asian="normal" style:font-size-complex="16pt" style:font-weight-complex="normal"/>
    </style:style>
    <style:style style:name="ce72" style:family="table-cell">
      <style:graphic-properties draw:fill="solid" draw:fill-color="#4f81bd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  <style:text-properties fo:font-size="16pt" fo:font-weight="normal" style:font-size-asian="16pt" style:font-weight-asian="normal" style:font-size-complex="16pt" style:font-weight-complex="normal"/>
    </style:style>
    <style:style style:name="ce74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/>
      <style:text-properties fo:font-size="16pt" fo:font-weight="normal" style:font-size-asian="16pt" style:font-weight-asian="normal" style:font-size-complex="16pt" style:font-weight-complex="normal"/>
    </style:style>
    <style:style style:name="ce77" style:family="table-cell">
      <style:graphic-properties draw:fill="solid" draw:fill-color="#d0d8e8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/>
      <style:text-properties fo:font-size="16pt" fo:font-weight="normal" style:font-size-asian="16pt" style:font-weight-asian="normal" style:font-size-complex="16pt" style:font-weight-complex="normal"/>
    </style:style>
    <style:style style:name="ce78" style:family="table-cell">
      <style:graphic-properties draw:fill="solid" draw:fill-color="#e9edf4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text-indent="0cm" style:border-line-width="0.008cm 0cm 0.008cm" fo:border="0.008cm solid #ffffff"/>
      <style:text-properties fo:font-size="16pt" fo:font-weight="normal" style:font-size-asian="16pt" style:font-weight-asian="normal" style:font-size-complex="16pt" style:font-weight-complex="normal"/>
    </style:style>
    <style:style style:name="ce79" style:family="table-cell">
      <style:graphic-properties draw:fill="solid" draw:fill-color="#e9edf4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text-align="center" fo:text-indent="0cm" style:border-line-width="0.008cm 0cm 0.008cm" fo:border="0.008cm solid #ffffff"/>
      <style:text-properties fo:font-size="16pt" fo:font-weight="normal" style:font-size-asian="16pt" style:font-weight-asian="normal" style:font-size-complex="16pt" style:font-weight-complex="normal"/>
    </style:style>
    <style:style style:name="ce80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text-indent="0cm" style:border-line-width="0.008cm 0cm 0.008cm" fo:border="0.008cm solid #ffffff"/>
      <style:text-properties fo:font-size="16pt" fo:font-weight="normal" style:font-size-asian="16pt" style:font-weight-asian="normal" style:font-size-complex="16pt" style:font-weight-complex="normal"/>
    </style:style>
    <style:style style:name="ce81" style:family="table-cell">
      <style:graphic-properties draw:fill="solid" draw:fill-color="#d0d8e8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text-align="center" fo:text-indent="0cm" style:border-line-width="0.008cm 0cm 0.008cm" fo:border="0.008cm solid #ffffff"/>
      <style:text-properties fo:font-size="16pt" fo:font-weight="normal" style:font-size-asian="16pt" style:font-weight-asian="normal" style:font-size-complex="16pt" style:font-weight-complex="normal"/>
    </style:style>
    <style:style style:name="P60" style:family="paragraph">
      <style:paragraph-properties fo:margin-left="0cm" fo:margin-right="0cm" fo:text-indent="0cm"/>
    </style:style>
    <style:style style:name="P63" style:family="paragraph">
      <style:paragraph-properties style:punctuation-wrap="hanging" style:line-break="strict" style:writing-mode="lr-tb" style:font-independent-line-spacing="true"/>
    </style:style>
    <style:style style:name="P70" style:family="paragraph">
      <style:paragraph-properties fo:margin-left="0cm" fo:margin-right="0cm" fo:text-indent="0cm"/>
      <style:text-properties fo:font-size="16pt" fo:font-weight="normal" style:font-size-asian="16pt" style:font-weight-asian="normal" style:font-size-complex="16pt" style:font-weight-complex="normal"/>
    </style:style>
    <style:style style:name="P73" style:family="paragraph">
      <style:paragraph-properties fo:margin-left="0cm" fo:margin-right="0cm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85" style:family="paragraph">
      <style:paragraph-properties style:punctuation-wrap="hanging" style:line-break="strict" style:writing-mode="lr-tb"/>
    </style:style>
    <style:style style:name="P86" style:family="paragraph">
      <style:paragraph-properties fo:margin-left="0cm" fo:margin-right="0cm" fo:text-align="end" fo:text-indent="0cm"/>
    </style:style>
    <style:style style:name="T61" style:family="text">
      <style:text-properties fo:language="en" fo:country="US" style:language-asian="zh" style:country-asian="CN"/>
    </style:style>
    <style:style style:name="T71" style:family="text">
      <style:text-properties fo:color="#ffffff" fo:font-size="16pt" fo:language="en" fo:country="US" fo:font-weight="normal" style:font-size-asian="16pt" style:language-asian="zh" style:country-asian="CN" style:font-weight-asian="normal" style:font-size-complex="16pt" style:font-weight-complex="normal"/>
    </style:style>
    <style:style style:name="T75" style:family="text">
      <style:text-properties fo:color="#000000" fo:font-size="16pt" fo:language="en" fo:country="US" fo:font-weight="normal" style:font-size-asian="16pt" style:language-asian="zh" style:country-asian="CN" style:font-weight-asian="normal" style:font-size-complex="16pt" style:font-weight-complex="normal"/>
    </style:style>
    <style:style style:name="T76" style:family="text">
      <style:text-properties fo:font-size="16pt" fo:font-weight="normal" style:font-size-asian="16pt" style:font-weight-asian="normal" style:font-size-complex="16pt" style:font-weight-complex="normal"/>
    </style:style>
    <style:style style:name="T87" style:family="text">
      <style:text-properties fo:font-size="12pt" fo:language="en" fo:country="US" style:font-size-asian="12pt" style:language-asian="zh" style:country-asian="CN" style:font-size-complex="12pt"/>
    </style:style>
    <text:list-style style:name="L5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58" draw:master-page-name="PptxTemplate_5f_new1" presentation:use-date-time-name="dtd1">
        <draw:frame presentation:style-name="pr62" draw:text-style-name="P63" draw:layer="layout" svg:width="22.86cm" svg:height="3.176cm" svg:x="1.27cm" svg:y="0.762cm" presentation:class="title" presentation:user-transformed="true">
          <draw:text-box>
            <text:list text:style-name="L58">
              <text:list-header>
                <text:p text:style-name="P60"><text:span text:style-name="T61">ODF Toolkit</text:span></text:p>
              </text:list-header>
            </text:list>
          </draw:text-box>
        </draw:frame>
        <draw:frame draw:name="Table1" draw:layer="layout" svg:width="16.108cm" svg:height="4.684cm" svg:x="0.635cm" svg:y="4.022cm">
          <table:table table:name="Table1">
            <table:table-column table:style-name="co64"/>
            <table:table-column table:style-name="co65"/>
            <table:table-column table:style-name="co66"/>
            <table:table-column table:style-name="co67"/>
            <table:table-row table:style-name="ro68" table:default-cell-style-name="ce69">
              <table:table-cell/>
              <table:table-cell>
                <text:list text:style-name="L59">
                  <text:list-header>
                    <text:p text:style-name="P70"><text:span text:style-name="T71">Name</text:span></text:p>
                  </text:list-header>
                </text:list>
              </table:table-cell>
              <table:table-cell table:style-name="ce72">
                <text:list text:continue-numbering="true" text:style-name="L59">
                  <text:list-header>
                    <text:p text:style-name="P73"><text:span text:style-name="T71">Status</text:span></text:p>
                  </text:list-header>
                </text:list>
              </table:table-cell>
              <table:table-cell table:style-name="ce72">
                <text:list text:continue-numbering="true" text:style-name="L59">
                  <text:list-header>
                    <text:p text:style-name="P73"><text:span text:style-name="T71">Amount</text:span></text:p>
                  </text:list-header>
                </text:list>
              </table:table-cell>
            </table:table-row>
            <table:table-row table:style-name="ro68" table:default-cell-style-name="ce74">
              <table:table-cell>
                <text:list text:style-name="L60">
                  <text:list-header>
                    <text:p text:style-name="P70"><text:span text:style-name="T75">1.</text:span></text:p>
                  </text:list-header>
                </text:list>
              </table:table-cell>
              <table:table-cell>
                <text:p text:style-name="P70"><text:span text:style-name="T76">Requirements collection</text:span></text:p>
              </table:table-cell>
              <table:table-cell table:style-name="ce77">
                <text:p text:style-name="P73"><text:span text:style-name="T76">Completed</text:span></text:p>
              </table:table-cell>
              <table:table-cell table:style-name="ce77">
                <text:p text:style-name="P73"><text:span text:style-name="T76">10,000</text:span></text:p>
              </table:table-cell>
            </table:table-row>
            <table:table-row table:style-name="ro68" table:default-cell-style-name="ce78">
              <table:table-cell>
                <text:list text:continue-numbering="true" text:style-name="L60">
                  <text:list-header>
                    <text:p text:style-name="P70"><text:span text:style-name="T75">2.</text:span></text:p>
                  </text:list-header>
                </text:list>
              </table:table-cell>
              <table:table-cell>
                <text:p text:style-name="P70"><text:span text:style-name="T76">Coding</text:span></text:p>
              </table:table-cell>
              <table:table-cell table:style-name="ce79">
                <text:p text:style-name="P73"><text:span text:style-name="T76">Progressing</text:span></text:p>
              </table:table-cell>
              <table:table-cell table:style-name="ce79">
                <text:p text:style-name="P73"><text:span text:style-name="T76">200,000</text:span></text:p>
              </table:table-cell>
            </table:table-row>
            <table:table-row table:style-name="ro68" table:default-cell-style-name="ce80">
              <table:table-cell>
                <text:list text:continue-numbering="true" text:style-name="L60">
                  <text:list-header>
                    <text:p text:style-name="P70"><text:span text:style-name="T75">3.</text:span></text:p>
                  </text:list-header>
                </text:list>
              </table:table-cell>
              <table:table-cell>
                <text:p text:style-name="P70"><text:span text:style-name="T76">Test</text:span></text:p>
              </table:table-cell>
              <table:table-cell table:style-name="ce81">
                <text:p text:style-name="P73"><text:span text:style-name="T76">Not started</text:span></text:p>
              </table:table-cell>
              <table:table-cell table:style-name="ce81">
                <text:p text:style-name="P73"><text:span text:style-name="T76">450</text:span></text:p>
              </table:table-cell>
            </table:table-row>
            <table:table-row table:style-name="ro68" table:default-cell-style-name="ce78">
              <table:table-cell>
                <text:list text:continue-numbering="true" text:style-name="L60">
                  <text:list-header>
                    <text:p text:style-name="P70"><text:span text:style-name="T75">4.</text:span></text:p>
                  </text:list-header>
                </text:list>
              </table:table-cell>
              <table:table-cell>
                <text:p text:style-name="P70"><text:span text:style-name="T76">Deploy</text:span></text:p>
              </table:table-cell>
              <table:table-cell table:style-name="ce79">
                <text:p text:style-name="P73"><text:span text:style-name="T76">Not started</text:span></text:p>
              </table:table-cell>
              <table:table-cell table:style-name="ce79">
                <text:p text:style-name="P73"><text:span text:style-name="T76">79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Chart1" draw:style-name="gr82" draw:layer="layout" svg:width="12.488cm" svg:height="9.019cm" svg:x="11.441cm" svg:y="8.75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59" presentation:use-date-time-name="dtd1">
          <draw:page-thumbnail draw:style-name="gr83" draw:layer="layout" svg:width="12.7cm" svg:height="9.525cm" svg:x="3.175cm" svg:y="1.905cm" draw:page-number="1" presentation:class="page"/>
          <draw:frame presentation:style-name="pr84" draw:text-style-name="P85" draw:layer="layout" svg:width="15.24cm" svg:height="11.692cm" svg:x="1.905cm" svg:y="12.065cm" presentation:class="notes" presentation:placeholder="true">
            <draw:text-box/>
          </draw:frame>
          <draw:custom-shape draw:name="Slide Number Placeholder 3" draw:style-name="gr88" draw:text-style-name="P63" draw:layer="layout" svg:width="8.255cm" svg:height="1.27cm" svg:x="10.791cm" svg:y="24.126cm">
            <text:list text:style-name="L60">
              <text:list-header>
                <text:p text:style-name="P86"><text:span text:style-name="T8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mr" style:country-complex="IN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ptxTemplate_5f_new1-background" style:display-name="PptxTemplate_new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ptxTemplate_5f_new1-backgroundobjects" style:display-name="PptxTemplate_new1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PptxTemplate_5f_new1-backgroundobjects" style:display-name="PptxTemplate_new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ptxTemplate_5f_new1-notes" style:display-name="PptxTemplate_new1-notes" style:family="presentation">
      <style:graphic-properties draw:stroke="none" draw:fill="none" fo:padding-top="0.13cm" fo:padding-bottom="0.13cm" fo:padding-left="0.25cm" fo:padding-right="0.25cm">
        <text:list-style style:name="PptxTemplate_5f_new1-notes" style:display-name="PptxTemplate_new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ptxTemplate_5f_new1-outline1" style:display-name="PptxTemplate_new1-outline1" style:family="presentation">
      <style:graphic-properties draw:stroke="none" draw:fill="none" fo:padding-top="0.13cm" fo:padding-bottom="0.13cm" fo:padding-left="0.25cm" fo:padding-right="0.25cm">
        <text:list-style style:name="PptxTemplate_5f_new1-outline1" style:display-name="PptxTemplate_new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xTemplate_5f_new1-outline2" style:display-name="PptxTemplate_new1-outline2" style:family="presentation" style:parent-style-name="PptxTemplate_5f_new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ptxTemplate_5f_new1-outline3" style:display-name="PptxTemplate_new1-outline3" style:family="presentation" style:parent-style-name="PptxTemplate_5f_new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ptxTemplate_5f_new1-outline4" style:display-name="PptxTemplate_new1-outline4" style:family="presentation" style:parent-style-name="PptxTemplate_5f_new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ptxTemplate_5f_new1-outline5" style:display-name="PptxTemplate_new1-outline5" style:family="presentation" style:parent-style-name="PptxTemplate_5f_new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ptxTemplate_5f_new1-outline6" style:display-name="PptxTemplate_new1-outline6" style:family="presentation" style:parent-style-name="PptxTemplate_5f_new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ptxTemplate_5f_new1-outline7" style:display-name="PptxTemplate_new1-outline7" style:family="presentation" style:parent-style-name="PptxTemplate_5f_new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ptxTemplate_5f_new1-outline8" style:display-name="PptxTemplate_new1-outline8" style:family="presentation" style:parent-style-name="PptxTemplate_5f_new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ptxTemplate_5f_new1-outline9" style:display-name="PptxTemplate_new1-outline9" style:family="presentation" style:parent-style-name="PptxTemplate_5f_new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ptxTemplate_5f_new1-subtitle" style:display-name="PptxTemplate_new1-subtitle" style:family="presentation">
      <style:graphic-properties draw:stroke="none" draw:fill="none" draw:textarea-vertical-align="middle">
        <text:list-style style:name="PptxTemplate_5f_new1-subtitle" style:display-name="PptxTemplate_new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xTemplate_5f_new1-title" style:display-name="PptxTemplate_new1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>
        <text:list-style style:name="PptxTemplate_5f_new1-title" style:display-name="PptxTemplate_new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32" style:family="drawing-page">
      <style:drawing-page-properties draw:background-size="border" draw:fill="solid" draw:fill-color="#ffffff"/>
    </style:style>
    <style:style style:name="Mdp33" style:family="drawing-page">
      <style:drawing-page-properties presentation:display-header="true" presentation:display-footer="true" presentation:display-page-number="false" presentation:display-date-time="true"/>
    </style:style>
    <style:style style:name="Mgr36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40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pr41" style:family="presentation" style:parent-style-name="PptxTemplate_5f_new1-title">
      <style:graphic-properties fo:wrap-option="wrap"/>
    </style:style>
    <style:style style:name="Mpr42" style:family="presentation" style:parent-style-name="PptxTemplate_5f_new1-outline1">
      <style:graphic-properties fo:wrap-option="wrap"/>
    </style:style>
    <style:style style:name="Mpr45" style:family="presentation" style:parent-style-name="PptxTemplate_5f_new1-backgroundobjects" style:list-style-name="ML33">
      <style:graphic-properties draw:stroke="none" draw:fill="none" draw:fill-color="#ffffff" draw:textarea-horizontal-align="left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47" style:family="presentation" style:parent-style-name="PptxTemplate_5f_new1-backgroundobjects" style:list-style-name="ML33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50" style:family="presentation" style:parent-style-name="PptxTemplate_5f_new1-backgroundobjects" style:list-style-name="ML33">
      <style:graphic-properties draw:stroke="none" draw:fill="none" draw:fill-color="#ffffff" draw:textarea-horizontal-align="right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52" style:family="presentation" style:parent-style-name="PptxTemplate_5f_new1-backgroundobjects">
      <style:graphic-properties draw:stroke="none" draw:fill="none" draw:fill-color="#ffffff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4" style:family="presentation" style:parent-style-name="PptxTemplate_5f_new1-backgroundobjects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5" style:family="presentation" style:parent-style-name="PptxTemplate_5f_new1-notes">
      <style:graphic-properties fo:wrap-option="wrap"/>
    </style:style>
    <style:style style:name="Mpr56" style:family="presentation" style:parent-style-name="PptxTemplate_5f_new1-backgroundobjects">
      <style:graphic-properties draw:stroke="none" draw:fill="none" draw:fill-color="#ffffff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7" style:family="presentation" style:parent-style-name="PptxTemplate_5f_new1-backgroundobjects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34" style:family="paragraph">
      <style:paragraph-properties style:line-break="strict"/>
      <style:text-properties fo:font-size="14pt" style:font-size-asian="14pt" style:font-size-complex="14pt"/>
    </style:style>
    <style:style style:name="MP37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8" style:family="paragraph">
      <style:paragraph-properties fo:text-align="end" style:line-break="strict"/>
      <style:text-properties fo:font-size="14pt" style:font-size-asian="14pt" style:font-size-complex="14pt"/>
    </style:style>
    <style:style style:name="MP39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3" style:family="paragraph">
      <style:paragraph-properties fo:margin-left="0cm" fo:margin-right="0cm" fo:text-indent="0cm" style:line-break="strict"/>
    </style:style>
    <style:style style:name="MP4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49" style:family="paragraph">
      <style:paragraph-properties fo:margin-left="0cm" fo:margin-right="0cm" fo:text-align="end" fo:text-indent="0cm" style:line-break="strict"/>
    </style:style>
    <style:style style:name="MP5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35" style:family="text">
      <style:text-properties fo:font-size="14pt" style:font-size-asian="14pt" style:font-size-complex="14pt"/>
    </style:style>
    <style:style style:name="MT44" style:family="text">
      <style:text-properties fo:color="#898989" fo:font-size="12pt" fo:language="en" fo:country="US" style:font-size-asian="12pt" style:language-asian="zh" style:country-asian="CN" style:font-size-complex="12pt"/>
    </style:style>
    <style:style style:name="MT53" style:family="text">
      <style:text-properties fo:font-size="12pt" fo:language="en" fo:country="US" style:font-size-asian="12pt" style:language-asian="zh" style:country-asian="CN" style:font-size-complex="12pt"/>
    </style:style>
    <text:list-style style:name="ML3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3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36" draw:text-style-name="MP37" draw:layer="backgroundobjects" svg:width="8.266cm" svg:height="1.269cm" svg:x="0cm" svg:y="0cm" presentation:class="header">
        <draw:text-box>
          <text:p text:style-name="MP34"><text:span text:style-name="MT35"><presentation:header/></text:span></text:p>
        </draw:text-box>
      </draw:frame>
      <draw:frame draw:style-name="Mgr36" draw:text-style-name="MP39" draw:layer="backgroundobjects" svg:width="8.266cm" svg:height="1.269cm" svg:x="10.783cm" svg:y="0cm" presentation:class="date-time">
        <draw:text-box>
          <text:p text:style-name="MP38"><text:span text:style-name="MT35"><presentation:date-time/></text:span></text:p>
        </draw:text-box>
      </draw:frame>
      <draw:frame draw:style-name="Mgr40" draw:text-style-name="MP37" draw:layer="backgroundobjects" svg:width="8.266cm" svg:height="1.269cm" svg:x="0cm" svg:y="24.13cm" presentation:class="footer">
        <draw:text-box>
          <text:p text:style-name="MP34"><text:span text:style-name="MT35"><presentation:footer/></text:span></text:p>
        </draw:text-box>
      </draw:frame>
      <draw:frame draw:style-name="Mgr40" draw:text-style-name="MP39" draw:layer="backgroundobjects" svg:width="8.266cm" svg:height="1.269cm" svg:x="10.783cm" svg:y="24.13cm" presentation:class="page-number">
        <draw:text-box>
          <text:p text:style-name="MP38"><text:span text:style-name="MT35"><text:page-number>&lt;number&gt;</text:page-number></text:span></text:p>
        </draw:text-box>
      </draw:frame>
    </style:handout-master>
    <style:master-page style:name="PptxTemplate_5f_new1" style:display-name="PptxTemplate_new1" style:page-layout-name="PM1" draw:style-name="Mdp32">
      <draw:frame presentation:style-name="Mpr41" draw:layer="backgroundobjects" svg:width="22.86cm" svg:height="3.176cm" svg:x="1.27cm" svg:y="0.762cm" presentation:class="title" presentation:placeholder="true">
        <draw:text-box/>
      </draw:frame>
      <draw:frame presentation:style-name="Mpr42" draw:layer="backgroundobjects" svg:width="22.86cm" svg:height="12.573cm" svg:x="1.27cm" svg:y="4.445cm" presentation:class="outline" presentation:placeholder="true">
        <draw:text-box/>
      </draw:frame>
      <draw:frame presentation:style-name="Mpr45" draw:text-style-name="MP46" draw:layer="backgroundobjects" svg:width="5.927cm" svg:height="1.015cm" svg:x="1.269cm" svg:y="17.657cm" presentation:class="date-time">
        <draw:text-box>
          <text:list text:style-name="ML33">
            <text:list-header>
              <text:p text:style-name="MP43"><text:span text:style-name="MT44"><presentation:date-time/></text:span></text:p>
            </text:list-header>
          </text:list>
        </draw:text-box>
      </draw:frame>
      <draw:frame presentation:style-name="Mpr47" draw:text-style-name="MP48" draw:layer="backgroundobjects" svg:width="8.044cm" svg:height="1.015cm" svg:x="8.678cm" svg:y="17.657cm" presentation:class="footer">
        <draw:text-box>
          <text:p/>
        </draw:text-box>
      </draw:frame>
      <draw:frame presentation:style-name="Mpr50" draw:text-style-name="MP51" draw:layer="backgroundobjects" svg:width="5.927cm" svg:height="1.015cm" svg:x="18.202cm" svg:y="17.657cm" presentation:class="page-number">
        <draw:text-box>
          <text:list text:style-name="ML33">
            <text:list-header>
              <text:p text:style-name="MP49"><text:span text:style-name="MT44"><text:page-number>&lt;number&gt;</text:page-number></text:span></text:p>
            </text:list-header>
          </text:list>
        </draw:text-box>
      </draw:frame>
      <presentation:notes style:page-layout-name="PM0">
        <draw:frame presentation:style-name="Mpr52" draw:text-style-name="MP46" draw:layer="backgroundobjects" svg:width="8.255cm" svg:height="1.271cm" svg:x="-0.001cm" svg:y="0cm" presentation:class="header">
          <draw:text-box>
            <text:p/>
          </draw:text-box>
        </draw:frame>
        <draw:frame presentation:style-name="Mpr54" draw:text-style-name="MP51" draw:layer="backgroundobjects" svg:width="8.255cm" svg:height="1.271cm" svg:x="10.79cm" svg:y="0cm" presentation:class="date-time">
          <draw:text-box>
            <text:list text:style-name="ML32">
              <text:list-header>
                <text:p text:style-name="MP49"><text:span text:style-name="MT53"><presentation:date-time/></text:span></text:p>
              </text:list-header>
            </text:list>
          </draw:text-box>
        </draw:frame>
        <draw:page-thumbnail presentation:style-name="Mpr41" draw:layer="backgroundobjects" svg:width="12.7cm" svg:height="9.526cm" svg:x="3.175cm" svg:y="1.904cm" presentation:class="page"/>
        <draw:frame presentation:style-name="Mpr55" draw:layer="backgroundobjects" svg:width="15.24cm" svg:height="11.431cm" svg:x="1.905cm" svg:y="12.065cm" presentation:class="notes" presentation:placeholder="true">
          <draw:text-box/>
        </draw:frame>
        <draw:frame presentation:style-name="Mpr56" draw:text-style-name="MP4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7" draw:text-style-name="MP51" draw:layer="backgroundobjects" svg:width="8.255cm" svg:height="1.271cm" svg:x="10.79cm" svg:y="24.125cm" presentation:class="page-number">
          <draw:text-box>
            <text:list text:style-name="ML32">
              <text:list-header>
                <text:p text:style-name="MP49"><text:span text:style-name="MT5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creation-date>2010-11-04T17:00:20.96</meta:creation-date>
    <meta:editing-cycles>8</meta:editing-cycles>
    <meta:editing-duration>PT00H17M36S</meta:editing-duration>
    <meta:generator>IBM_Lotus_Symphony/3.0$Win32 OpenOffice.org_project/310m11$Build-9399</meta:generator>
    <dc:date>2010-11-26T15:55:24.34</dc:date>
    <meta:document-statistic meta:object-count="2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auto-position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2.489cm" svg:height="9.02cm" chart:class="chart:circle" chart:style-name="ch1">
        <chart:legend chart:legend-position="end" svg:x="10.064cm" svg:y="3.59cm" chart:style-name="ch2"/>
        <chart:plot-area chart:style-name="ch3" chart:data-source-has-labels="both" svg:x="0.249cm" svg:y="0.18cm" svg:width="9.946cm" svg:height="8.659cm" dr3d:transform="matrix (0.996194698091746 0.087155742747658 0 -0.0754790873051732 0.862729915662821 -0.5 -0.043577871373829 0.498097349045873 0.866025403784439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-0.0426404002215173 0.388782719407726 0.92034221535192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unt</text:p>
              </table:table-cell>
            </table:table-row>
          </table:table-header-rows>
          <table:table-rows>
            <table:table-row>
              <table:table-cell office:value-type="string">
                <text:p>Requirements collection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Coding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Deploy</text:p>
              </table:table-cell>
              <table:table-cell office:value-type="float" office:value="790">
                <text:p>7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